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2.6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96cm" fo:min-width="3.0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3.39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58cm" fo:min-width="4.098cm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25cm" svg:x="7.973cm" svg:y="2.75cm">
          <text:p text:style-name="P1">Etat 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cm" svg:height="2.75cm" svg:x="7.723cm" svg:y="5.75cm">
          <text:p text:style-name="P1">Nouvelle géné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cm" svg:height="2.75cm" svg:x="2.473cm" svg:y="7.75cm">
          <text:p text:style-name="P1">Tour 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cm" svg:height="2.75cm" svg:x="13.223cm" svg:y="8.5cm">
          <text:p text:style-name="P1">Tour Carniv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cm" svg:height="2.75cm" svg:x="2.473cm" svg:y="11.5cm">
          <text:p text:style-name="P1">Tour herbiv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5.5cm" svg:height="2.75cm" svg:x="13.223cm" svg:y="12.25cm">
          <text:p text:style-name="P1">Generation Plan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223cm" svg:y1="5cm" svg:x2="10.223cm" svg:y2="5.75cm" draw:start-shape="id1" draw:start-glue-point="8" draw:end-shape="id2" draw:end-glue-point="4" svg:d="M10223 5000v750" svg:viewBox="0 0 1 751">
          <text:p/>
        </draw:connector>
        <draw:connector draw:style-name="gr5" draw:text-style-name="P2" draw:layer="layout" draw:type="curve" svg:x1="7.723cm" svg:y1="7.125cm" svg:x2="6.741cm" svg:y2="8.152cm" draw:start-shape="id2" draw:start-glue-point="6" draw:end-shape="id3" draw:end-glue-point="11" svg:d="M7723 7125c-655 0-982 342-982 1027" svg:viewBox="0 0 983 1028">
          <text:p/>
        </draw:connector>
        <draw:connector draw:style-name="gr6" draw:text-style-name="P2" draw:layer="layout" draw:type="curve" svg:x1="7.473cm" svg:y1="9.125cm" svg:x2="13.223cm" svg:y2="9.875cm" draw:start-shape="id3" draw:start-glue-point="10" draw:end-shape="id4" draw:end-glue-point="6" svg:d="M7473 9125c4314 0 1439 750 5750 750" svg:viewBox="0 0 5751 751">
          <text:p/>
        </draw:connector>
        <draw:line draw:style-name="gr7" draw:text-style-name="P2" draw:layer="layout" svg:x1="13.973cm" svg:y1="10.75cm" svg:x2="6.723cm" svg:y2="12cm">
          <text:p/>
        </draw:line>
        <draw:connector draw:style-name="gr8" draw:text-style-name="P2" draw:layer="layout" draw:type="curve" svg:x1="7.473cm" svg:y1="12.875cm" svg:x2="13.223cm" svg:y2="13.625cm" draw:start-shape="id5" draw:start-glue-point="10" draw:end-shape="id6" draw:end-glue-point="6" svg:d="M7473 12875c4314 0 1439 750 5750 750" svg:viewBox="0 0 5751 751">
          <text:p/>
        </draw:connector>
        <draw:custom-shape draw:style-name="gr9" draw:text-style-name="P1" xml:id="id7" draw:id="id7" draw:layer="layout" svg:width="6.5cm" svg:height="4cm" svg:x="7.5cm" svg:y="15cm">
          <text:p text:style-name="P1">Affich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draw:line-skew="0cm -4.475cm 4.223cm" svg:x1="15.973cm" svg:y1="15cm" svg:x2="13.049cm" svg:y2="15.585cm" draw:start-shape="id6" draw:start-glue-point="8" draw:end-shape="id7" draw:end-glue-point="11" svg:d="M15973 15000c0 753-1223 502-1223 737s-1701 428-1701-152" svg:viewBox="0 0 2925 968">
          <text:p/>
        </draw:connector>
        <draw:connector draw:style-name="gr11" draw:text-style-name="P2" draw:layer="layout" draw:type="curve" draw:line-skew="-4.779cm -0.756cm" svg:x1="7.5cm" svg:y1="17cm" svg:x2="8.455cm" svg:y2="6.152cm" draw:start-shape="id7" draw:start-glue-point="6" draw:end-shape="id2" draw:end-glue-point="5" svg:d="M7500 17000c-7920 0-6601-6254-4382-9588s5337-3748 5337-1260" svg:viewBox="0 0 7040 12447">
          <text:p/>
        </draw:connector>
        <draw:custom-shape draw:style-name="gr1" draw:text-style-name="P3" xml:id="id8" draw:id="id8" draw:layer="layout" svg:width="4.5cm" svg:height="2.25cm" svg:x="14.75cm" svg:y="1.75cm">
          <text:p text:style-name="P3">Etat 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svg:x1="12.723cm" svg:y1="7.125cm" svg:x2="15.409cm" svg:y2="3.671cm" draw:start-shape="id2" draw:start-glue-point="10" draw:end-shape="id8" draw:end-glue-point="7" svg:d="M12723 7125c1791 0 2686-1151 2686-3454" svg:viewBox="0 0 2687 3455">
          <text:p/>
        </draw:connector>
        <draw:frame draw:style-name="gr13" draw:text-style-name="P4" draw:layer="layout" svg:width="4.5cm" svg:height="2.384cm" svg:x="16cm" svg:y="4.616cm">
          <draw:text-box>
            <text:p>Herbivores et Carnivores sont mor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15:32:02.344185717</meta:creation-date>
    <dc:date>2022-05-19T15:58:28.890225008</dc:date>
    <meta:editing-duration>PT23M25S</meta:editing-duration>
    <meta:editing-cycles>4</meta:editing-cycles>
    <meta:generator>LibreOffice/7.2.6.2$Linux_X86_64 LibreOffice_project/20$Build-2</meta:generator>
    <meta:document-statistic meta:object-count="17"/>
  </office:meta>
</office:document-meta>
</file>